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000000" fo:font-size="15pt" style:font-size-asian="15pt" style:font-size-complex="15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order="thin solid #000000" fo:background-color="#729FCF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border="thin solid #000000" fo:background-color="#F2F2F2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fo:border="thin solid #000000" fo:background-color="#FFF2CC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fo:border="thin solid #000000" fo:background-color="#FCE4D6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fo:border="thin solid #000000" fo:background-color="#E2EFDA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C9211E" fo:font-size="12pt" style:font-size-asian="12pt" style:font-size-complex="12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0.001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5" table:default-cell-style-name="ce4"/>
        <table:table-column table:style-name="co2" table:default-cell-style-name="ce6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1" table:number-columns-repeated="994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0">
            <text:p>Nome do Nível →</text:p>
          </table:table-cell>
          <table:table-cell office:value-type="string" table:number-columns-spanned="2" table:number-rows-spanned="1" table:style-name="ce7">
            <text:p>escreva aqui o nome</text:p>
          </table:table-cell>
          <table:covered-table-cell/>
          <table:table-cell table:number-columns-repeated="2" table:style-name="ce1"/>
          <table:table-cell table:number-columns-repeated="16354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number-columns-repeated="3" table:style-name="ce1"/>
          <table:table-cell table:number-columns-repeated="996" table:style-name="ce4"/>
          <table:table-cell table:number-columns-repeated="15360"/>
        </table:table-row>
        <table:table-row table:number-rows-repeated="2"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number-columns-repeated="999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number-columns-spanned="3" table:number-rows-spanned="1" table:style-name="ce19">
            <text:p>Escreva a letra no tile que deseja colocar</text:p>
          </table:table-cell>
          <table:covered-table-cell table:number-columns-repeated="2"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A</text:p>
          </table:table-cell>
          <table:table-cell office:value-type="string" table:number-columns-spanned="2" table:number-rows-spanned="1" table:style-name="ce18">
            <text:p>Espinho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21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P</text:p>
          </table:table-cell>
          <table:table-cell office:value-type="string" table:number-columns-spanned="2" table:number-rows-spanned="1" table:style-name="ce18">
            <text:p>Jogador (apenas um)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5">
            <text:p>P</text:p>
          </table:table-cell>
          <table:table-cell table:number-columns-repeated="17" table:style-name="ce5"/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D</text:p>
          </table:table-cell>
          <table:table-cell office:value-type="string" table:number-columns-spanned="2" table:number-rows-spanned="1" table:style-name="ce18">
            <text:p>Saída (apenas uma)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*</text:p>
          </table:table-cell>
          <table:table-cell office:value-type="string" table:style-name="ce3">
            <text:p>O</text:p>
          </table:table-cell>
          <table:table-cell office:value-type="string" table:number-columns-spanned="2" table:number-rows-spanned="1" table:style-name="ce18">
            <text:p>Alvo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</text:p>
          </table:table-cell>
          <table:table-cell office:value-type="string" table:style-name="ce3">
            <text:p>X</text:p>
          </table:table-cell>
          <table:table-cell office:value-type="string" table:number-columns-spanned="2" table:number-rows-spanned="1" table:style-name="ce18">
            <text:p>Parede</text:p>
          </table:table-cell>
          <table:covered-table-cell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19">
            <text:p>Arrows</text:p>
          </table:table-cell>
          <table:covered-table-cell table:number-columns-repeated="12"/>
          <table:table-cell office:value-type="string" table:number-columns-spanned="12" table:number-rows-spanned="2" table:style-name="ce13">
            <text:p>Digite as letras das flechas na</text:p>
            <text:p>ordem que o jogador terá acesso</text:p>
            <text:p>← (separadas por vírgula)</text:p>
          </table:table-cell>
          <table:covered-table-cell table:number-columns-repeated="11"/>
          <table:table-cell table:number-columns-repeated="3" table:style-name="ce1"/>
          <table:table-cell table:number-columns-repeated="996" table:style-name="ce4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12">
            <text:p>S, F, P, B (escreva as letras aqui)</text:p>
          </table:table-cell>
          <table:covered-table-cell table:number-columns-repeated="12"/>
          <table:covered-table-cell/>
          <table:covered-table-cell table:number-columns-repeated="11"/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8">
            <text:p>S</text:p>
          </table:table-cell>
          <table:table-cell office:value-type="string" table:number-columns-spanned="12" table:number-rows-spanned="1" table:style-name="ce14">
            <text:p>para Standart Arrow</text:p>
          </table:table-cell>
          <table:covered-table-cell table:number-columns-repeated="11"/>
          <table:table-cell table:number-columns-repeated="12" table:style-name="ce4"/>
          <table:table-cell table:style-name="ce6"/>
          <table:table-cell table:number-columns-repeated="998" table:style-name="ce4"/>
          <table:table-cell table:number-columns-repeated="15360"/>
        </table:table-row>
        <table:table-row table:style-name="ro1">
          <table:table-cell office:value-type="string" table:style-name="ce9">
            <text:p>F</text:p>
          </table:table-cell>
          <table:table-cell office:value-type="string" table:number-columns-spanned="12" table:number-rows-spanned="1" table:style-name="ce15">
            <text:p>para Fast Arrow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0">
            <text:p>P</text:p>
          </table:table-cell>
          <table:table-cell office:value-type="string" table:number-columns-spanned="12" table:number-rows-spanned="1" table:style-name="ce16">
            <text:p>para Piercing Arrow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number-columns-spanned="12" table:number-rows-spanned="1" table:style-name="ce17">
            <text:p>para Bounce Arrow</text:p>
          </table:table-cell>
          <table:covered-table-cell table:number-columns-repeated="11"/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dc:creator>Andre</dc:creator>
    <meta:creation-date>2022-11-29T09:32:27Z</meta:creation-date>
    <dc:date>2022-12-09T23:28:47Z</dc:date>
    <meta:editing-cycles>59</meta:editing-cycles>
    <meta:editing-duration>PT11857S</meta:editing-duration>
  </office:meta>
</office:document-meta>
</file>